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list-style-name="L2">
      <style:paragraph-properties fo:margin-top="0cm" fo:margin-bottom="0.353cm" loext:contextual-spacing="false"/>
      <style:text-properties officeooo:paragraph-rsid="0014a511"/>
    </style:style>
    <style:style style:name="P3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/>
    </style:style>
    <style:style style:name="P4" style:family="paragraph" style:parent-style-name="Heading_20_1">
      <style:text-properties officeooo:paragraph-rsid="0014a511"/>
    </style:style>
    <style:style style:name="P5" style:family="paragraph" style:parent-style-name="Heading_20_1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4a511" style:font-weight-asian="bold"/>
    </style:style>
    <style:style style:name="T3" style:family="text">
      <style:text-properties fo:font-weight="bold" officeooo:rsid="00163465" style:font-weight-asian="bold"/>
    </style:style>
    <style:style style:name="T4" style:family="text">
      <style:text-properties fo:font-weight="bold" officeooo:rsid="0017cddf" style:font-weight-asian="bold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officeooo:rsid="0014a511"/>
    </style:style>
    <style:style style:name="T7" style:family="text">
      <style:text-properties officeooo:rsid="00163465"/>
    </style:style>
    <style:style style:name="T8" style:family="text">
      <style:text-properties officeooo:rsid="0017cddf"/>
    </style:style>
    <style:style style:name="T9" style:family="text">
      <style:text-properties officeooo:rsid="0018fd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Equipo: <text:bookmark text:name="_GoBack"/><text:span text:style-name="T9">La Compañía</text:span></text:h>
      <text:h text:style-name="P4" text:outline-level="1">Miembros:</text:h>
      <text:list xml:id="list688094366" text:style-name="L2">
        <text:list-item>
          <text:p text:style-name="P2">Mingyang Chen</text:p>
        </text:list-item>
        <text:list-item>
          <text:p text:style-name="P2"><text:span text:style-name="T6">Youssef El Faqir El Rhazoui</text:span></text:p>
        </text:list-item>
        <text:list-item>
          <text:p text:style-name="P2">Adrian Martin Tiscar</text:p>
        </text:list-item>
        <text:list-item>
          <text:p text:style-name="P2">Luis Pozas</text:p>
        </text:list-item>
        <text:list-item>
          <text:p text:style-name="P2">Daniel Alfaro Miranda</text:p>
        </text:list-item>
        <text:list-item>
          <text:p text:style-name="P2">Ismail Azizi González</text:p>
        </text:list-item>
        <text:list-item>
          <text:p text:style-name="P2">Geraldyn Carrero</text:p>
        </text:list-item>
        <text:list-item>
          <text:p text:style-name="P2">Mario Daniel Gallardo Cruzado</text:p>
        </text:list-item>
      </text:list>
      <text:h text:style-name="Heading_20_1" text:outline-level="1">Problemas elegidos:</text:h>
      <text:p text:style-name="Standard"><text:span text:style-name="T2">Gestión del mundo del cine y/o teatro</text:span><text:span text:style-name="T1">.</text:span> <text:span text:style-name="T6">Una herramienta para la gestión del mundo del espectáculo, como por ejemplo; <text:s/>el reparto de actores de una película, la gestión de la vestimenta para una película o una obra de teatro, así como para el cáterin o incluso para los útiles de las obras, trailers o carteles de la obra.</text:span></text:p>
      <text:p text:style-name="Standard"/>
      <text:p text:style-name="Standard"/>
      <text:p text:style-name="Standard"><text:span text:style-name="T3">Gestión de un aeropuerto</text:span><text:span text:style-name="T1">.</text:span> <text:span text:style-name="T7">Buscaríamos administrar la red de vuelos, así como la gestión del equipaje, de los empleados, o incluso el checkin de los vuelos.</text:span></text:p>
      <text:p text:style-name="P1"/>
      <text:p text:style-name="P1"/>
      <text:p text:style-name="Standard"><text:span text:style-name="T4">Gestión de una tienda de electrónica</text:span><text:span text:style-name="T1">.</text:span> <text:span text:style-name="T8">Gestionaríamos el almacén de la tienda, como pedidos, stock, emplead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/>
    </style:style>
    <style:style style:name="MT1" style:family="text">
      <style:text-properties fo:font-size="14pt" fo:font-weight="bold" style:font-size-asian="14pt" style:font-weight-asian="bol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signatura de Ingeniería del Software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Local</meta:initial-creator>
    <meta:editing-cycles>6</meta:editing-cycles>
    <meta:creation-date>2013-10-07T16:08:00</meta:creation-date>
    <dc:date>2018-09-20T18:26:25.763000000</dc:date>
    <meta:editing-duration>PT9M55S</meta:editing-duration>
    <meta:generator>LibreOffice/6.0.4.2$Windows_X86_64 LibreOffice_project/9b0d9b32d5dcda91d2f1a96dc04c645c450872bf</meta:generator>
    <meta:document-statistic meta:table-count="0" meta:image-count="0" meta:object-count="0" meta:page-count="1" meta:paragraph-count="15" meta:word-count="143" meta:character-count="833" meta:non-whitespace-character-count="712"/>
    <meta:user-defined meta:name="AppVersion">15.0000</meta:user-defined>
    <meta:user-defined meta:name="Company">UCM - Fd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